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Attributes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ttributes.registerDestructionCallback( String name , Runnable callb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Attributes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ttributes.sessionComple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Attributes.isSession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ttributes.removeDestructionCallback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Attributes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ttributes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Attributes.get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ttributes.SimpAttributes( String sessionId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Attributes.executeDestructionCallback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Attributes.fromMessage( 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Attributes.getSessionMut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